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27B49859F89707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Heading" style:master-page-name="MP0">
      <style:paragraph-properties style:page-number="auto" fo:break-before="page"/>
    </style:style>
    <style:style style:name="P6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27B49859F8970727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181454527" text:style-name="L1">
        <text:list-item>
          <text:list>
            <text:list-item>
              <text:list>
                <text:list-item>
                  <text:list>
                    <text:list-item>
                      <text:p text:style-name="P7">certaines tâches peuvent rester à 0 % longtemps (par exemple le diaporama) ;</text:p>
                    </text:list-item>
                    <text:list-item>
                      <text:p text:style-name="P7">certaines tâches ne peuvent être évaluées qu’à 0 % ou à 100 % (prise de rendez-vous pour l’interview ou interview réalisée) ;</text:p>
                    </text:list-item>
                    <text:list-item>
                      <text:p text:style-name="P8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%</text:p>
          </table:table-cell>
          <table:table-cell table:style-name="Tableau1.A2" office:value-type="string">
            <text:p text:style-name="P3">1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5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J2" office:value-type="string">
            <text:p text:style-name="P3">0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%</text:p>
          </table:table-cell>
          <table:table-cell table:style-name="Tableau1.A2" office:value-type="string">
            <text:p text:style-name="P3">15%</text:p>
          </table:table-cell>
          <table:table-cell table:style-name="Tableau1.A2" office:value-type="string">
            <text:p text:style-name="P3">15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5%</text:p>
          </table:table-cell>
          <table:table-cell table:style-name="Tableau1.A2" office:value-type="string">
            <text:p text:style-name="P3">0%</text:p>
          </table:table-cell>
          <table:table-cell table:style-name="Tableau1.A2" office:value-type="string">
            <text:p text:style-name="P3">0%</text:p>
          </table:table-cell>
          <table:table-cell table:style-name="Tableau1.J2" office:value-type="string">
            <text:p text:style-name="P3">0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6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0-23T18:34:38.350000000</dc:date>
    <meta:editing-cycles>3</meta:editing-cycles>
    <meta:editing-duration>PT57S</meta:editing-duration>
    <meta:document-statistic meta:table-count="1" meta:image-count="1" meta:object-count="0" meta:page-count="1" meta:paragraph-count="70" meta:word-count="260" meta:character-count="1360" meta:non-whitespace-character-count="1173"/>
    <meta:template xlink:type="simple" xlink:actuate="onRequest" xlink:title="" xlink:href="../AP%20161020.odt/cours1.ott"/>
  </office:meta>
</office:document-meta>
</file>